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9pt" svg:height="255.26pt" svg:x="405.33pt" svg:y="67.01pt">
            <loext:p draw:notify-on-update-of-ranges="Sheet1.A5:Sheet1.A19 Sheet1.B5:Sheet1.B19 Sheet1.B5:Sheet1.B19 Sheet1.D5:Sheet1.D19 Sheet1.E5:Sheet1.E19 Sheet1.E5:Sheet1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55.23pt" svg:x="404.62pt" svg:y="373.46pt">
            <loext:p draw:notify-on-update-of-ranges="Sheet1.A42:Sheet1.A56 Sheet1.B42:Sheet1.B56 Sheet1.B42:Sheet1.B56 Sheet1.D42:Sheet1.D56 Sheet1.E42:Sheet1.E56 Sheet1.E42:Sheet1.E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e07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spberry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/>
        </table:table-row>
        <table:table-row table:style-name="ro1">
          <table:table-cell office:value-type="float" office:value="-65.2009" calcext:value-type="float">
            <text:p>-65.2009</text:p>
          </table:table-cell>
          <table:table-cell office:value-type="float" office:value="2.8862" calcext:value-type="float">
            <text:p>2.8862</text:p>
          </table:table-cell>
          <table:table-cell/>
          <table:table-cell office:value-type="float" office:value="-87.4774" calcext:value-type="float">
            <text:p>-87.4774</text:p>
          </table:table-cell>
          <table:table-cell office:value-type="float" office:value="3.6035" calcext:value-type="float">
            <text:p>3.6035</text:p>
          </table:table-cell>
        </table:table-row>
        <table:table-row table:style-name="ro1">
          <table:table-cell office:value-type="float" office:value="-60.1531" calcext:value-type="float">
            <text:p>-60.1531</text:p>
          </table:table-cell>
          <table:table-cell office:value-type="float" office:value="0.763" calcext:value-type="float">
            <text:p>0.763</text:p>
          </table:table-cell>
          <table:table-cell/>
          <table:table-cell office:value-type="float" office:value="-87.9645" calcext:value-type="float">
            <text:p>-87.9645</text:p>
          </table:table-cell>
          <table:table-cell office:value-type="float" office:value="3.6759" calcext:value-type="float">
            <text:p>3.6759</text:p>
          </table:table-cell>
        </table:table-row>
        <table:table-row table:style-name="ro1">
          <table:table-cell office:value-type="float" office:value="-68.6456" calcext:value-type="float">
            <text:p>-68.6456</text:p>
          </table:table-cell>
          <table:table-cell office:value-type="float" office:value="1.8911" calcext:value-type="float">
            <text:p>1.8911</text:p>
          </table:table-cell>
          <table:table-cell/>
          <table:table-cell office:value-type="float" office:value="-85.6489" calcext:value-type="float">
            <text:p>-85.6489</text:p>
          </table:table-cell>
          <table:table-cell office:value-type="float" office:value="3.3566" calcext:value-type="float">
            <text:p>3.3566</text:p>
          </table:table-cell>
        </table:table-row>
        <table:table-row table:style-name="ro1">
          <table:table-cell office:value-type="float" office:value="-65.5546" calcext:value-type="float">
            <text:p>-65.5546</text:p>
          </table:table-cell>
          <table:table-cell office:value-type="float" office:value="3.0911" calcext:value-type="float">
            <text:p>3.0911</text:p>
          </table:table-cell>
          <table:table-cell/>
          <table:table-cell office:value-type="float" office:value="-88.06" calcext:value-type="float">
            <text:p>-88.06</text:p>
          </table:table-cell>
          <table:table-cell office:value-type="float" office:value="4.8494" calcext:value-type="float">
            <text:p>4.8494</text:p>
          </table:table-cell>
        </table:table-row>
        <table:table-row table:style-name="ro1">
          <table:table-cell office:value-type="float" office:value="-66.7759" calcext:value-type="float">
            <text:p>-66.7759</text:p>
          </table:table-cell>
          <table:table-cell office:value-type="float" office:value="2.9206" calcext:value-type="float">
            <text:p>2.9206</text:p>
          </table:table-cell>
          <table:table-cell/>
          <table:table-cell office:value-type="float" office:value="-85.8209" calcext:value-type="float">
            <text:p>-85.8209</text:p>
          </table:table-cell>
          <table:table-cell office:value-type="float" office:value="4.3504" calcext:value-type="float">
            <text:p>4.3504</text:p>
          </table:table-cell>
        </table:table-row>
        <table:table-row table:style-name="ro1">
          <table:table-cell office:value-type="float" office:value="-69.2188" calcext:value-type="float">
            <text:p>-69.2188</text:p>
          </table:table-cell>
          <table:table-cell office:value-type="float" office:value="4.375" calcext:value-type="float">
            <text:p>4.375</text:p>
          </table:table-cell>
          <table:table-cell/>
          <table:table-cell office:value-type="float" office:value="-86.6712" calcext:value-type="float">
            <text:p>-86.6712</text:p>
          </table:table-cell>
          <table:table-cell office:value-type="float" office:value="3.4571" calcext:value-type="float">
            <text:p>3.4571</text:p>
          </table:table-cell>
        </table:table-row>
        <table:table-row table:style-name="ro1">
          <table:table-cell office:value-type="float" office:value="-67.2532" calcext:value-type="float">
            <text:p>-67.2532</text:p>
          </table:table-cell>
          <table:table-cell office:value-type="float" office:value="1.6401" calcext:value-type="float">
            <text:p>1.6401</text:p>
          </table:table-cell>
          <table:table-cell/>
          <table:table-cell office:value-type="float" office:value="-82.8852" calcext:value-type="float">
            <text:p>-82.8852</text:p>
          </table:table-cell>
          <table:table-cell office:value-type="float" office:value="5.0119" calcext:value-type="float">
            <text:p>5.0119</text:p>
          </table:table-cell>
        </table:table-row>
        <table:table-row table:style-name="ro1">
          <table:table-cell office:value-type="float" office:value="-56.9009" calcext:value-type="float">
            <text:p>-56.9009</text:p>
          </table:table-cell>
          <table:table-cell office:value-type="float" office:value="2.6103" calcext:value-type="float">
            <text:p>2.6103</text:p>
          </table:table-cell>
          <table:table-cell/>
          <table:table-cell office:value-type="float" office:value="-84.4103" calcext:value-type="float">
            <text:p>-84.4103</text:p>
          </table:table-cell>
          <table:table-cell office:value-type="float" office:value="4.4105" calcext:value-type="float">
            <text:p>4.4105</text:p>
          </table:table-cell>
        </table:table-row>
        <table:table-row table:style-name="ro1">
          <table:table-cell office:value-type="float" office:value="-66.1884" calcext:value-type="float">
            <text:p>-66.1884</text:p>
          </table:table-cell>
          <table:table-cell office:value-type="float" office:value="1.8534" calcext:value-type="float">
            <text:p>1.8534</text:p>
          </table:table-cell>
          <table:table-cell/>
          <table:table-cell office:value-type="float" office:value="-84.7666" calcext:value-type="float">
            <text:p>-84.7666</text:p>
          </table:table-cell>
          <table:table-cell office:value-type="float" office:value="4.5074" calcext:value-type="float">
            <text:p>4.5074</text:p>
          </table:table-cell>
        </table:table-row>
        <table:table-row table:style-name="ro1">
          <table:table-cell office:value-type="float" office:value="-63.8129" calcext:value-type="float">
            <text:p>-63.8129</text:p>
          </table:table-cell>
          <table:table-cell office:value-type="float" office:value="3.1351" calcext:value-type="float">
            <text:p>3.1351</text:p>
          </table:table-cell>
          <table:table-cell/>
          <table:table-cell office:value-type="float" office:value="-82.7664" calcext:value-type="float">
            <text:p>-82.7664</text:p>
          </table:table-cell>
          <table:table-cell office:value-type="float" office:value="3.476" calcext:value-type="float">
            <text:p>3.476</text:p>
          </table:table-cell>
        </table:table-row>
        <table:table-row table:style-name="ro1">
          <table:table-cell office:value-type="float" office:value="-58.3937" calcext:value-type="float">
            <text:p>-58.3937</text:p>
          </table:table-cell>
          <table:table-cell office:value-type="float" office:value="1.5207" calcext:value-type="float">
            <text:p>1.5207</text:p>
          </table:table-cell>
          <table:table-cell/>
          <table:table-cell office:value-type="float" office:value="-82.8482" calcext:value-type="float">
            <text:p>-82.8482</text:p>
          </table:table-cell>
          <table:table-cell office:value-type="float" office:value="4.7196" calcext:value-type="float">
            <text:p>4.7196</text:p>
          </table:table-cell>
        </table:table-row>
        <table:table-row table:style-name="ro1">
          <table:table-cell office:value-type="float" office:value="-64.7861" calcext:value-type="float">
            <text:p>-64.7861</text:p>
          </table:table-cell>
          <table:table-cell office:value-type="float" office:value="3.947" calcext:value-type="float">
            <text:p>3.947</text:p>
          </table:table-cell>
          <table:table-cell/>
          <table:table-cell office:value-type="float" office:value="-81.6846" calcext:value-type="float">
            <text:p>-81.6846</text:p>
          </table:table-cell>
          <table:table-cell office:value-type="float" office:value="2.9962" calcext:value-type="float">
            <text:p>2.9962</text:p>
          </table:table-cell>
        </table:table-row>
        <table:table-row table:style-name="ro1">
          <table:table-cell office:value-type="float" office:value="-57.7738" calcext:value-type="float">
            <text:p>-57.7738</text:p>
          </table:table-cell>
          <table:table-cell office:value-type="float" office:value="0.8704" calcext:value-type="float">
            <text:p>0.8704</text:p>
          </table:table-cell>
          <table:table-cell/>
          <table:table-cell office:value-type="float" office:value="-80.2918" calcext:value-type="float">
            <text:p>-80.2918</text:p>
          </table:table-cell>
          <table:table-cell office:value-type="float" office:value="4.775" calcext:value-type="float">
            <text:p>4.775</text:p>
          </table:table-cell>
        </table:table-row>
        <table:table-row table:style-name="ro1">
          <table:table-cell office:value-type="float" office:value="-58.4409" calcext:value-type="float">
            <text:p>-58.4409</text:p>
          </table:table-cell>
          <table:table-cell office:value-type="float" office:value="3.5088" calcext:value-type="float">
            <text:p>3.5088</text:p>
          </table:table-cell>
          <table:table-cell/>
          <table:table-cell office:value-type="float" office:value="-81.252" calcext:value-type="float">
            <text:p>-81.252</text:p>
          </table:table-cell>
          <table:table-cell office:value-type="float" office:value="5.6751" calcext:value-type="float">
            <text:p>5.6751</text:p>
          </table:table-cell>
        </table:table-row>
        <table:table-row table:style-name="ro1">
          <table:table-cell office:value-type="float" office:value="-64.1852" calcext:value-type="float">
            <text:p>-64.1852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-83.4222" calcext:value-type="float">
            <text:p>-83.4222</text:p>
          </table:table-cell>
          <table:table-cell office:value-type="float" office:value="3.9392" calcext:value-type="float">
            <text:p>3.939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Be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pberry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/>
        </table:table-row>
        <table:table-row table:style-name="ro1">
          <table:table-cell office:value-type="float" office:value="-59.6355" calcext:value-type="float">
            <text:p>-59.6355</text:p>
          </table:table-cell>
          <table:table-cell office:value-type="float" office:value="0.7107" calcext:value-type="float">
            <text:p>0.7107</text:p>
          </table:table-cell>
          <table:table-cell/>
          <table:table-cell office:value-type="float" office:value="-78.1493" calcext:value-type="float">
            <text:p>-78.1493</text:p>
          </table:table-cell>
          <table:table-cell office:value-type="float" office:value="4.559" calcext:value-type="float">
            <text:p>4.559</text:p>
          </table:table-cell>
        </table:table-row>
        <table:table-row table:style-name="ro1">
          <table:table-cell office:value-type="float" office:value="-62.244" calcext:value-type="float">
            <text:p>-62.244</text:p>
          </table:table-cell>
          <table:table-cell office:value-type="float" office:value="3.0982" calcext:value-type="float">
            <text:p>3.0982</text:p>
          </table:table-cell>
          <table:table-cell/>
          <table:table-cell office:value-type="float" office:value="-83.3798" calcext:value-type="float">
            <text:p>-83.3798</text:p>
          </table:table-cell>
          <table:table-cell office:value-type="float" office:value="3.5109" calcext:value-type="float">
            <text:p>3.5109</text:p>
          </table:table-cell>
        </table:table-row>
        <table:table-row table:style-name="ro1">
          <table:table-cell office:value-type="float" office:value="-73.8301" calcext:value-type="float">
            <text:p>-73.8301</text:p>
          </table:table-cell>
          <table:table-cell office:value-type="float" office:value="3.9933" calcext:value-type="float">
            <text:p>3.9933</text:p>
          </table:table-cell>
          <table:table-cell/>
          <table:table-cell office:value-type="float" office:value="-83.2626" calcext:value-type="float">
            <text:p>-83.2626</text:p>
          </table:table-cell>
          <table:table-cell office:value-type="float" office:value="3.4807" calcext:value-type="float">
            <text:p>3.4807</text:p>
          </table:table-cell>
        </table:table-row>
        <table:table-row table:style-name="ro1">
          <table:table-cell office:value-type="float" office:value="-59.9607" calcext:value-type="float">
            <text:p>-59.9607</text:p>
          </table:table-cell>
          <table:table-cell office:value-type="float" office:value="4.1171" calcext:value-type="float">
            <text:p>4.1171</text:p>
          </table:table-cell>
          <table:table-cell/>
          <table:table-cell office:value-type="float" office:value="-83.4638" calcext:value-type="float">
            <text:p>-83.4638</text:p>
          </table:table-cell>
          <table:table-cell office:value-type="float" office:value="4.1677" calcext:value-type="float">
            <text:p>4.1677</text:p>
          </table:table-cell>
        </table:table-row>
        <table:table-row table:style-name="ro1">
          <table:table-cell office:value-type="float" office:value="-66.3448" calcext:value-type="float">
            <text:p>-66.3448</text:p>
          </table:table-cell>
          <table:table-cell office:value-type="float" office:value="5.2745" calcext:value-type="float">
            <text:p>5.2745</text:p>
          </table:table-cell>
          <table:table-cell/>
          <table:table-cell office:value-type="float" office:value="-83.9381" calcext:value-type="float">
            <text:p>-83.9381</text:p>
          </table:table-cell>
          <table:table-cell office:value-type="float" office:value="5.5369" calcext:value-type="float">
            <text:p>5.5369</text:p>
          </table:table-cell>
        </table:table-row>
        <table:table-row table:style-name="ro1">
          <table:table-cell office:value-type="float" office:value="-74.9018" calcext:value-type="float">
            <text:p>-74.9018</text:p>
          </table:table-cell>
          <table:table-cell office:value-type="float" office:value="4.8511" calcext:value-type="float">
            <text:p>4.8511</text:p>
          </table:table-cell>
          <table:table-cell/>
          <table:table-cell office:value-type="float" office:value="-83.2691" calcext:value-type="float">
            <text:p>-83.2691</text:p>
          </table:table-cell>
          <table:table-cell office:value-type="float" office:value="3.8741" calcext:value-type="float">
            <text:p>3.8741</text:p>
          </table:table-cell>
        </table:table-row>
        <table:table-row table:style-name="ro1">
          <table:table-cell office:value-type="float" office:value="-67.2017" calcext:value-type="float">
            <text:p>-67.2017</text:p>
          </table:table-cell>
          <table:table-cell office:value-type="float" office:value="4.6542" calcext:value-type="float">
            <text:p>4.6542</text:p>
          </table:table-cell>
          <table:table-cell/>
          <table:table-cell office:value-type="float" office:value="-88.6617" calcext:value-type="float">
            <text:p>-88.6617</text:p>
          </table:table-cell>
          <table:table-cell office:value-type="float" office:value="4.6867" calcext:value-type="float">
            <text:p>4.6867</text:p>
          </table:table-cell>
        </table:table-row>
        <table:table-row table:style-name="ro1">
          <table:table-cell office:value-type="float" office:value="-64.464" calcext:value-type="float">
            <text:p>-64.464</text:p>
          </table:table-cell>
          <table:table-cell office:value-type="float" office:value="3.4727" calcext:value-type="float">
            <text:p>3.4727</text:p>
          </table:table-cell>
          <table:table-cell/>
          <table:table-cell office:value-type="float" office:value="-86.2921" calcext:value-type="float">
            <text:p>-86.2921</text:p>
          </table:table-cell>
          <table:table-cell office:value-type="float" office:value="4.9048" calcext:value-type="float">
            <text:p>4.9048</text:p>
          </table:table-cell>
        </table:table-row>
        <table:table-row table:style-name="ro1">
          <table:table-cell office:value-type="float" office:value="-71.0193" calcext:value-type="float">
            <text:p>-71.0193</text:p>
          </table:table-cell>
          <table:table-cell office:value-type="float" office:value="1.5764" calcext:value-type="float">
            <text:p>1.5764</text:p>
          </table:table-cell>
          <table:table-cell/>
          <table:table-cell office:value-type="float" office:value="-84.8359" calcext:value-type="float">
            <text:p>-84.8359</text:p>
          </table:table-cell>
          <table:table-cell office:value-type="float" office:value="3.8432" calcext:value-type="float">
            <text:p>3.8432</text:p>
          </table:table-cell>
        </table:table-row>
        <table:table-row table:style-name="ro1">
          <table:table-cell office:value-type="float" office:value="-72.1194" calcext:value-type="float">
            <text:p>-72.1194</text:p>
          </table:table-cell>
          <table:table-cell office:value-type="float" office:value="2.1045" calcext:value-type="float">
            <text:p>2.1045</text:p>
          </table:table-cell>
          <table:table-cell/>
          <table:table-cell office:value-type="float" office:value="-90.1995" calcext:value-type="float">
            <text:p>-90.1995</text:p>
          </table:table-cell>
          <table:table-cell office:value-type="float" office:value="4.6664" calcext:value-type="float">
            <text:p>4.6664</text:p>
          </table:table-cell>
        </table:table-row>
        <table:table-row table:style-name="ro1">
          <table:table-cell office:value-type="float" office:value="-67.8462" calcext:value-type="float">
            <text:p>-67.8462</text:p>
          </table:table-cell>
          <table:table-cell office:value-type="float" office:value="2.1221" calcext:value-type="float">
            <text:p>2.1221</text:p>
          </table:table-cell>
          <table:table-cell/>
          <table:table-cell office:value-type="float" office:value="-87.626" calcext:value-type="float">
            <text:p>-87.626</text:p>
          </table:table-cell>
          <table:table-cell office:value-type="float" office:value="3.916" calcext:value-type="float">
            <text:p>3.91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4.5044" calcext:value-type="float">
            <text:p>4.5044</text:p>
          </table:table-cell>
          <table:table-cell/>
          <table:table-cell office:value-type="float" office:value="-88.3725" calcext:value-type="float">
            <text:p>-88.3725</text:p>
          </table:table-cell>
          <table:table-cell office:value-type="float" office:value="4.3706" calcext:value-type="float">
            <text:p>4.3706</text:p>
          </table:table-cell>
        </table:table-row>
        <table:table-row table:style-name="ro1">
          <table:table-cell office:value-type="float" office:value="-69.5837" calcext:value-type="float">
            <text:p>-69.5837</text:p>
          </table:table-cell>
          <table:table-cell office:value-type="float" office:value="1.9768" calcext:value-type="float">
            <text:p>1.9768</text:p>
          </table:table-cell>
          <table:table-cell/>
          <table:table-cell office:value-type="float" office:value="-88.765" calcext:value-type="float">
            <text:p>-88.765</text:p>
          </table:table-cell>
          <table:table-cell office:value-type="float" office:value="5.0611" calcext:value-type="float">
            <text:p>5.0611</text:p>
          </table:table-cell>
        </table:table-row>
        <table:table-row table:style-name="ro1">
          <table:table-cell office:value-type="float" office:value="-70.4591" calcext:value-type="float">
            <text:p>-70.4591</text:p>
          </table:table-cell>
          <table:table-cell office:value-type="float" office:value="4.2794" calcext:value-type="float">
            <text:p>4.2794</text:p>
          </table:table-cell>
          <table:table-cell/>
          <table:table-cell office:value-type="float" office:value="-89.414" calcext:value-type="float">
            <text:p>-89.414</text:p>
          </table:table-cell>
          <table:table-cell office:value-type="float" office:value="3.3776" calcext:value-type="float">
            <text:p>3.3776</text:p>
          </table:table-cell>
        </table:table-row>
        <table:table-row table:style-name="ro1">
          <table:table-cell office:value-type="float" office:value="-67.0074" calcext:value-type="float">
            <text:p>-67.0074</text:p>
          </table:table-cell>
          <table:table-cell office:value-type="float" office:value="3.8629" calcext:value-type="float">
            <text:p>3.8629</text:p>
          </table:table-cell>
          <table:table-cell/>
          <table:table-cell office:value-type="float" office:value="-88.7808" calcext:value-type="float">
            <text:p>-88.7808</text:p>
          </table:table-cell>
          <table:table-cell office:value-type="float" office:value="5.6807" calcext:value-type="float">
            <text:p>5.68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e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pberry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/>
        </table:table-row>
        <table:table-row table:style-name="ro1">
          <table:table-cell office:value-type="float" office:value="-72.7757" calcext:value-type="float">
            <text:p>-72.7757</text:p>
          </table:table-cell>
          <table:table-cell office:value-type="float" office:value="3.9357" calcext:value-type="float">
            <text:p>3.9357</text:p>
          </table:table-cell>
          <table:table-cell/>
          <table:table-cell office:value-type="float" office:value="-83.8717" calcext:value-type="float">
            <text:p>-83.8717</text:p>
          </table:table-cell>
          <table:table-cell office:value-type="float" office:value="3.9482" calcext:value-type="float">
            <text:p>3.9482</text:p>
          </table:table-cell>
        </table:table-row>
        <table:table-row table:style-name="ro1">
          <table:table-cell office:value-type="float" office:value="-74.756" calcext:value-type="float">
            <text:p>-74.756</text:p>
          </table:table-cell>
          <table:table-cell office:value-type="float" office:value="5.7507" calcext:value-type="float">
            <text:p>5.7507</text:p>
          </table:table-cell>
          <table:table-cell/>
          <table:table-cell office:value-type="float" office:value="-82.8257" calcext:value-type="float">
            <text:p>-82.8257</text:p>
          </table:table-cell>
          <table:table-cell office:value-type="float" office:value="3.7818" calcext:value-type="float">
            <text:p>3.7818</text:p>
          </table:table-cell>
        </table:table-row>
        <table:table-row table:style-name="ro1">
          <table:table-cell office:value-type="float" office:value="-75.8107" calcext:value-type="float">
            <text:p>-75.8107</text:p>
          </table:table-cell>
          <table:table-cell office:value-type="float" office:value="3.9802" calcext:value-type="float">
            <text:p>3.9802</text:p>
          </table:table-cell>
          <table:table-cell/>
          <table:table-cell office:value-type="float" office:value="-84.2187" calcext:value-type="float">
            <text:p>-84.2187</text:p>
          </table:table-cell>
          <table:table-cell office:value-type="float" office:value="3.5695" calcext:value-type="float">
            <text:p>3.5695</text:p>
          </table:table-cell>
        </table:table-row>
        <table:table-row table:style-name="ro1">
          <table:table-cell office:value-type="float" office:value="-71.7162" calcext:value-type="float">
            <text:p>-71.7162</text:p>
          </table:table-cell>
          <table:table-cell office:value-type="float" office:value="3.0826" calcext:value-type="float">
            <text:p>3.0826</text:p>
          </table:table-cell>
          <table:table-cell/>
          <table:table-cell office:value-type="float" office:value="-81.3267" calcext:value-type="float">
            <text:p>-81.3267</text:p>
          </table:table-cell>
          <table:table-cell office:value-type="float" office:value="4.2133" calcext:value-type="float">
            <text:p>4.2133</text:p>
          </table:table-cell>
        </table:table-row>
        <table:table-row table:style-name="ro1">
          <table:table-cell office:value-type="float" office:value="-69.6034" calcext:value-type="float">
            <text:p>-69.6034</text:p>
          </table:table-cell>
          <table:table-cell office:value-type="float" office:value="1.6164" calcext:value-type="float">
            <text:p>1.6164</text:p>
          </table:table-cell>
          <table:table-cell/>
          <table:table-cell office:value-type="float" office:value="-81.5719" calcext:value-type="float">
            <text:p>-81.5719</text:p>
          </table:table-cell>
          <table:table-cell office:value-type="float" office:value="4.6409" calcext:value-type="float">
            <text:p>4.6409</text:p>
          </table:table-cell>
        </table:table-row>
        <table:table-row table:style-name="ro1">
          <table:table-cell office:value-type="float" office:value="-71.683" calcext:value-type="float">
            <text:p>-71.683</text:p>
          </table:table-cell>
          <table:table-cell office:value-type="float" office:value="2.4554" calcext:value-type="float">
            <text:p>2.4554</text:p>
          </table:table-cell>
          <table:table-cell/>
          <table:table-cell office:value-type="float" office:value="-83.5713" calcext:value-type="float">
            <text:p>-83.5713</text:p>
          </table:table-cell>
          <table:table-cell office:value-type="float" office:value="4.7964" calcext:value-type="float">
            <text:p>4.7964</text:p>
          </table:table-cell>
        </table:table-row>
        <table:table-row table:style-name="ro1">
          <table:table-cell office:value-type="float" office:value="-54.2403" calcext:value-type="float">
            <text:p>-54.2403</text:p>
          </table:table-cell>
          <table:table-cell office:value-type="float" office:value="1.5682" calcext:value-type="float">
            <text:p>1.5682</text:p>
          </table:table-cell>
          <table:table-cell/>
          <table:table-cell office:value-type="float" office:value="-71.8333" calcext:value-type="float">
            <text:p>-71.8333</text:p>
          </table:table-cell>
          <table:table-cell office:value-type="float" office:value="3.3594" calcext:value-type="float">
            <text:p>3.3594</text:p>
          </table:table-cell>
        </table:table-row>
        <table:table-row table:style-name="ro1">
          <table:table-cell office:value-type="float" office:value="-66.527" calcext:value-type="float">
            <text:p>-66.527</text:p>
          </table:table-cell>
          <table:table-cell office:value-type="float" office:value="1.8463" calcext:value-type="float">
            <text:p>1.8463</text:p>
          </table:table-cell>
          <table:table-cell/>
          <table:table-cell office:value-type="float" office:value="-80.3648" calcext:value-type="float">
            <text:p>-80.3648</text:p>
          </table:table-cell>
          <table:table-cell office:value-type="float" office:value="4.7344" calcext:value-type="float">
            <text:p>4.7344</text:p>
          </table:table-cell>
        </table:table-row>
        <table:table-row table:style-name="ro1">
          <table:table-cell office:value-type="float" office:value="-68.4831" calcext:value-type="float">
            <text:p>-68.4831</text:p>
          </table:table-cell>
          <table:table-cell office:value-type="float" office:value="2.1129" calcext:value-type="float">
            <text:p>2.1129</text:p>
          </table:table-cell>
          <table:table-cell/>
          <table:table-cell office:value-type="float" office:value="-83.6256" calcext:value-type="float">
            <text:p>-83.6256</text:p>
          </table:table-cell>
          <table:table-cell office:value-type="float" office:value="3.9323" calcext:value-type="float">
            <text:p>3.9323</text:p>
          </table:table-cell>
        </table:table-row>
        <table:table-row table:style-name="ro1">
          <table:table-cell office:value-type="float" office:value="-70.4742" calcext:value-type="float">
            <text:p>-70.4742</text:p>
          </table:table-cell>
          <table:table-cell office:value-type="float" office:value="3.9843" calcext:value-type="float">
            <text:p>3.9843</text:p>
          </table:table-cell>
          <table:table-cell/>
          <table:table-cell office:value-type="float" office:value="-81.9694" calcext:value-type="float">
            <text:p>-81.9694</text:p>
          </table:table-cell>
          <table:table-cell office:value-type="float" office:value="4.1562" calcext:value-type="float">
            <text:p>4.1562</text:p>
          </table:table-cell>
        </table:table-row>
        <table:table-row table:style-name="ro1">
          <table:table-cell office:value-type="float" office:value="-68.4525" calcext:value-type="float">
            <text:p>-68.4525</text:p>
          </table:table-cell>
          <table:table-cell office:value-type="float" office:value="4.8714" calcext:value-type="float">
            <text:p>4.8714</text:p>
          </table:table-cell>
          <table:table-cell/>
          <table:table-cell office:value-type="float" office:value="-83.1694" calcext:value-type="float">
            <text:p>-83.1694</text:p>
          </table:table-cell>
          <table:table-cell office:value-type="float" office:value="4.5209" calcext:value-type="float">
            <text:p>4.5209</text:p>
          </table:table-cell>
        </table:table-row>
        <table:table-row table:style-name="ro1">
          <table:table-cell office:value-type="float" office:value="-75.5025" calcext:value-type="float">
            <text:p>-75.5025</text:p>
          </table:table-cell>
          <table:table-cell office:value-type="float" office:value="1.8279" calcext:value-type="float">
            <text:p>1.8279</text:p>
          </table:table-cell>
          <table:table-cell/>
          <table:table-cell office:value-type="float" office:value="-84.733" calcext:value-type="float">
            <text:p>-84.733</text:p>
          </table:table-cell>
          <table:table-cell office:value-type="float" office:value="3.2188" calcext:value-type="float">
            <text:p>3.2188</text:p>
          </table:table-cell>
        </table:table-row>
        <table:table-row table:style-name="ro1">
          <table:table-cell office:value-type="float" office:value="-76.9095" calcext:value-type="float">
            <text:p>-76.9095</text:p>
          </table:table-cell>
          <table:table-cell office:value-type="float" office:value="4.1353" calcext:value-type="float">
            <text:p>4.1353</text:p>
          </table:table-cell>
          <table:table-cell/>
          <table:table-cell office:value-type="float" office:value="-86.4345" calcext:value-type="float">
            <text:p>-86.4345</text:p>
          </table:table-cell>
          <table:table-cell office:value-type="float" office:value="5.4749" calcext:value-type="float">
            <text:p>5.4749</text:p>
          </table:table-cell>
        </table:table-row>
        <table:table-row table:style-name="ro1">
          <table:table-cell office:value-type="float" office:value="-71.9864" calcext:value-type="float">
            <text:p>-71.9864</text:p>
          </table:table-cell>
          <table:table-cell office:value-type="float" office:value="3.3248" calcext:value-type="float">
            <text:p>3.3248</text:p>
          </table:table-cell>
          <table:table-cell/>
          <table:table-cell office:value-type="float" office:value="-86.5495" calcext:value-type="float">
            <text:p>-86.5495</text:p>
          </table:table-cell>
          <table:table-cell office:value-type="float" office:value="4.4868" calcext:value-type="float">
            <text:p>4.4868</text:p>
          </table:table-cell>
        </table:table-row>
        <table:table-row table:style-name="ro1">
          <table:table-cell office:value-type="float" office:value="-74.4259" calcext:value-type="float">
            <text:p>-74.4259</text:p>
          </table:table-cell>
          <table:table-cell office:value-type="float" office:value="3.2332" calcext:value-type="float">
            <text:p>3.2332</text:p>
          </table:table-cell>
          <table:table-cell/>
          <table:table-cell office:value-type="float" office:value="-86.0104" calcext:value-type="float">
            <text:p>-86.0104</text:p>
          </table:table-cell>
          <table:table-cell office:value-type="float" office:value="3.5698" calcext:value-type="float">
            <text:p>3.569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e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pberry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/>
        </table:table-row>
        <table:table-row table:style-name="ro1">
          <table:table-cell office:value-type="float" office:value="-62.4393" calcext:value-type="float">
            <text:p>-62.4393</text:p>
          </table:table-cell>
          <table:table-cell office:value-type="float" office:value="3.7245" calcext:value-type="float">
            <text:p>3.7245</text:p>
          </table:table-cell>
          <table:table-cell/>
          <table:table-cell office:value-type="float" office:value="-88.4928" calcext:value-type="float">
            <text:p>-88.4928</text:p>
          </table:table-cell>
          <table:table-cell office:value-type="float" office:value="3.4011" calcext:value-type="float">
            <text:p>3.4011</text:p>
          </table:table-cell>
        </table:table-row>
        <table:table-row table:style-name="ro1">
          <table:table-cell office:value-type="float" office:value="-63.2679" calcext:value-type="float">
            <text:p>-63.2679</text:p>
          </table:table-cell>
          <table:table-cell office:value-type="float" office:value="2.5182" calcext:value-type="float">
            <text:p>2.5182</text:p>
          </table:table-cell>
          <table:table-cell/>
          <table:table-cell office:value-type="float" office:value="-87.8493" calcext:value-type="float">
            <text:p>-87.8493</text:p>
          </table:table-cell>
          <table:table-cell office:value-type="float" office:value="4.5163" calcext:value-type="float">
            <text:p>4.5163</text:p>
          </table:table-cell>
        </table:table-row>
        <table:table-row table:style-name="ro1">
          <table:table-cell office:value-type="float" office:value="-63.9369" calcext:value-type="float">
            <text:p>-63.9369</text:p>
          </table:table-cell>
          <table:table-cell office:value-type="float" office:value="2.4517" calcext:value-type="float">
            <text:p>2.4517</text:p>
          </table:table-cell>
          <table:table-cell/>
          <table:table-cell office:value-type="float" office:value="-82.5443" calcext:value-type="float">
            <text:p>-82.5443</text:p>
          </table:table-cell>
          <table:table-cell office:value-type="float" office:value="4.8268" calcext:value-type="float">
            <text:p>4.8268</text:p>
          </table:table-cell>
        </table:table-row>
        <table:table-row table:style-name="ro1">
          <table:table-cell office:value-type="float" office:value="-66.952" calcext:value-type="float">
            <text:p>-66.952</text:p>
          </table:table-cell>
          <table:table-cell office:value-type="float" office:value="3.0611" calcext:value-type="float">
            <text:p>3.0611</text:p>
          </table:table-cell>
          <table:table-cell/>
          <table:table-cell office:value-type="float" office:value="-90.8496" calcext:value-type="float">
            <text:p>-90.8496</text:p>
          </table:table-cell>
          <table:table-cell office:value-type="float" office:value="4.3798" calcext:value-type="float">
            <text:p>4.3798</text:p>
          </table:table-cell>
        </table:table-row>
        <table:table-row table:style-name="ro1">
          <table:table-cell office:value-type="float" office:value="-63.5086" calcext:value-type="float">
            <text:p>-63.5086</text:p>
          </table:table-cell>
          <table:table-cell office:value-type="float" office:value="1.3926" calcext:value-type="float">
            <text:p>1.3926</text:p>
          </table:table-cell>
          <table:table-cell/>
          <table:table-cell office:value-type="float" office:value="-91.0376" calcext:value-type="float">
            <text:p>-91.0376</text:p>
          </table:table-cell>
          <table:table-cell office:value-type="float" office:value="3.3138" calcext:value-type="float">
            <text:p>3.3138</text:p>
          </table:table-cell>
        </table:table-row>
        <table:table-row table:style-name="ro1">
          <table:table-cell office:value-type="float" office:value="-58.5312" calcext:value-type="float">
            <text:p>-58.5312</text:p>
          </table:table-cell>
          <table:table-cell office:value-type="float" office:value="2.2449" calcext:value-type="float">
            <text:p>2.2449</text:p>
          </table:table-cell>
          <table:table-cell/>
          <table:table-cell office:value-type="float" office:value="-86.8573" calcext:value-type="float">
            <text:p>-86.8573</text:p>
          </table:table-cell>
          <table:table-cell office:value-type="float" office:value="5.3024" calcext:value-type="float">
            <text:p>5.3024</text:p>
          </table:table-cell>
        </table:table-row>
        <table:table-row table:style-name="ro1">
          <table:table-cell office:value-type="float" office:value="-74.4678" calcext:value-type="float">
            <text:p>-74.4678</text:p>
          </table:table-cell>
          <table:table-cell office:value-type="float" office:value="1.7019" calcext:value-type="float">
            <text:p>1.7019</text:p>
          </table:table-cell>
          <table:table-cell/>
          <table:table-cell office:value-type="float" office:value="-92.1328" calcext:value-type="float">
            <text:p>-92.1328</text:p>
          </table:table-cell>
          <table:table-cell office:value-type="float" office:value="4.8634" calcext:value-type="float">
            <text:p>4.8634</text:p>
          </table:table-cell>
        </table:table-row>
        <table:table-row table:style-name="ro1">
          <table:table-cell office:value-type="float" office:value="-68.6577" calcext:value-type="float">
            <text:p>-68.6577</text:p>
          </table:table-cell>
          <table:table-cell office:value-type="float" office:value="1.9449" calcext:value-type="float">
            <text:p>1.9449</text:p>
          </table:table-cell>
          <table:table-cell/>
          <table:table-cell office:value-type="float" office:value="-92.4239" calcext:value-type="float">
            <text:p>-92.4239</text:p>
          </table:table-cell>
          <table:table-cell office:value-type="float" office:value="3.8033" calcext:value-type="float">
            <text:p>3.8033</text:p>
          </table:table-cell>
        </table:table-row>
        <table:table-row table:style-name="ro1">
          <table:table-cell office:value-type="float" office:value="-72.7536" calcext:value-type="float">
            <text:p>-72.7536</text:p>
          </table:table-cell>
          <table:table-cell office:value-type="float" office:value="5.1457" calcext:value-type="float">
            <text:p>5.1457</text:p>
          </table:table-cell>
          <table:table-cell/>
          <table:table-cell office:value-type="float" office:value="-91.0825" calcext:value-type="float">
            <text:p>-91.0825</text:p>
          </table:table-cell>
          <table:table-cell office:value-type="float" office:value="4.7321" calcext:value-type="float">
            <text:p>4.7321</text:p>
          </table:table-cell>
        </table:table-row>
        <table:table-row table:style-name="ro1">
          <table:table-cell office:value-type="float" office:value="-69.4516" calcext:value-type="float">
            <text:p>-69.4516</text:p>
          </table:table-cell>
          <table:table-cell office:value-type="float" office:value="4.9216" calcext:value-type="float">
            <text:p>4.9216</text:p>
          </table:table-cell>
          <table:table-cell/>
          <table:table-cell office:value-type="float" office:value="-94.1004" calcext:value-type="float">
            <text:p>-94.1004</text:p>
          </table:table-cell>
          <table:table-cell office:value-type="float" office:value="4.2574" calcext:value-type="float">
            <text:p>4.2574</text:p>
          </table:table-cell>
        </table:table-row>
        <table:table-row table:style-name="ro1">
          <table:table-cell office:value-type="float" office:value="-69.914" calcext:value-type="float">
            <text:p>-69.914</text:p>
          </table:table-cell>
          <table:table-cell office:value-type="float" office:value="3.875" calcext:value-type="float">
            <text:p>3.875</text:p>
          </table:table-cell>
          <table:table-cell/>
          <table:table-cell office:value-type="float" office:value="-93.0024" calcext:value-type="float">
            <text:p>-93.0024</text:p>
          </table:table-cell>
          <table:table-cell office:value-type="float" office:value="3.0773" calcext:value-type="float">
            <text:p>3.0773</text:p>
          </table:table-cell>
        </table:table-row>
        <table:table-row table:style-name="ro1">
          <table:table-cell office:value-type="float" office:value="-73.5672" calcext:value-type="float">
            <text:p>-73.5672</text:p>
          </table:table-cell>
          <table:table-cell office:value-type="float" office:value="2.5489" calcext:value-type="float">
            <text:p>2.5489</text:p>
          </table:table-cell>
          <table:table-cell/>
          <table:table-cell office:value-type="float" office:value="-94.083" calcext:value-type="float">
            <text:p>-94.083</text:p>
          </table:table-cell>
          <table:table-cell office:value-type="float" office:value="5.3612" calcext:value-type="float">
            <text:p>5.3612</text:p>
          </table:table-cell>
        </table:table-row>
        <table:table-row table:style-name="ro1">
          <table:table-cell office:value-type="float" office:value="-68.2805" calcext:value-type="float">
            <text:p>-68.2805</text:p>
          </table:table-cell>
          <table:table-cell office:value-type="float" office:value="3.0708" calcext:value-type="float">
            <text:p>3.0708</text:p>
          </table:table-cell>
          <table:table-cell/>
          <table:table-cell office:value-type="float" office:value="-93.1872" calcext:value-type="float">
            <text:p>-93.1872</text:p>
          </table:table-cell>
          <table:table-cell office:value-type="float" office:value="3.6188" calcext:value-type="float">
            <text:p>3.6188</text:p>
          </table:table-cell>
        </table:table-row>
        <table:table-row table:style-name="ro1">
          <table:table-cell office:value-type="float" office:value="-72.3545" calcext:value-type="float">
            <text:p>-72.3545</text:p>
          </table:table-cell>
          <table:table-cell office:value-type="float" office:value="5.5346" calcext:value-type="float">
            <text:p>5.5346</text:p>
          </table:table-cell>
          <table:table-cell/>
          <table:table-cell office:value-type="float" office:value="-94.5773" calcext:value-type="float">
            <text:p>-94.5773</text:p>
          </table:table-cell>
          <table:table-cell office:value-type="float" office:value="4.8532" calcext:value-type="float">
            <text:p>4.8532</text:p>
          </table:table-cell>
        </table:table-row>
        <table:table-row table:style-name="ro1">
          <table:table-cell office:value-type="float" office:value="-70.9667" calcext:value-type="float">
            <text:p>-70.9667</text:p>
          </table:table-cell>
          <table:table-cell office:value-type="float" office:value="1.9172" calcext:value-type="float">
            <text:p>1.9172</text:p>
          </table:table-cell>
          <table:table-cell/>
          <table:table-cell office:value-type="float" office:value="-96.0668" calcext:value-type="float">
            <text:p>-96.0668</text:p>
          </table:table-cell>
          <table:table-cell office:value-type="float" office:value="5.9791" calcext:value-type="float">
            <text:p>5.97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e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pberry</text:p>
          </table:table-cell>
          <table:table-cell table:number-columns-repeated="2"/>
          <table:table-cell office:value-type="string" calcext:value-type="string">
            <text:p>Celular</text:p>
          </table:table-cell>
          <table:table-cell/>
        </table:table-row>
        <table:table-row table:style-name="ro1">
          <table:table-cell office:value-type="float" office:value="-68.8645" calcext:value-type="float">
            <text:p>-68.8645</text:p>
          </table:table-cell>
          <table:table-cell office:value-type="float" office:value="3.6238" calcext:value-type="float">
            <text:p>3.6238</text:p>
          </table:table-cell>
          <table:table-cell/>
          <table:table-cell office:value-type="float" office:value="-91.3013" calcext:value-type="float">
            <text:p>-91.3013</text:p>
          </table:table-cell>
          <table:table-cell office:value-type="float" office:value="3.4883" calcext:value-type="float">
            <text:p>3.4883</text:p>
          </table:table-cell>
        </table:table-row>
        <table:table-row table:style-name="ro1">
          <table:table-cell office:value-type="float" office:value="-67.7512" calcext:value-type="float">
            <text:p>-67.7512</text:p>
          </table:table-cell>
          <table:table-cell office:value-type="float" office:value="0.8465" calcext:value-type="float">
            <text:p>0.8465</text:p>
          </table:table-cell>
          <table:table-cell/>
          <table:table-cell office:value-type="float" office:value="-92.3536" calcext:value-type="float">
            <text:p>-92.3536</text:p>
          </table:table-cell>
          <table:table-cell office:value-type="float" office:value="2.6171" calcext:value-type="float">
            <text:p>2.6171</text:p>
          </table:table-cell>
        </table:table-row>
        <table:table-row table:style-name="ro1">
          <table:table-cell office:value-type="float" office:value="-73.3544" calcext:value-type="float">
            <text:p>-73.3544</text:p>
          </table:table-cell>
          <table:table-cell office:value-type="float" office:value="4.667" calcext:value-type="float">
            <text:p>4.667</text:p>
          </table:table-cell>
          <table:table-cell/>
          <table:table-cell office:value-type="float" office:value="-91.4443" calcext:value-type="float">
            <text:p>-91.4443</text:p>
          </table:table-cell>
          <table:table-cell office:value-type="float" office:value="3.5595" calcext:value-type="float">
            <text:p>3.5595</text:p>
          </table:table-cell>
        </table:table-row>
        <table:table-row table:style-name="ro1">
          <table:table-cell office:value-type="float" office:value="-66.9301" calcext:value-type="float">
            <text:p>-66.9301</text:p>
          </table:table-cell>
          <table:table-cell office:value-type="float" office:value="3.6255" calcext:value-type="float">
            <text:p>3.6255</text:p>
          </table:table-cell>
          <table:table-cell/>
          <table:table-cell office:value-type="float" office:value="-91.2015" calcext:value-type="float">
            <text:p>-91.2015</text:p>
          </table:table-cell>
          <table:table-cell office:value-type="float" office:value="3.4828" calcext:value-type="float">
            <text:p>3.4828</text:p>
          </table:table-cell>
        </table:table-row>
        <table:table-row table:style-name="ro1">
          <table:table-cell office:value-type="float" office:value="-70.1034" calcext:value-type="float">
            <text:p>-70.1034</text:p>
          </table:table-cell>
          <table:table-cell office:value-type="float" office:value="3.7908" calcext:value-type="float">
            <text:p>3.7908</text:p>
          </table:table-cell>
          <table:table-cell/>
          <table:table-cell office:value-type="float" office:value="-90.7583" calcext:value-type="float">
            <text:p>-90.7583</text:p>
          </table:table-cell>
          <table:table-cell office:value-type="float" office:value="5.0247" calcext:value-type="float">
            <text:p>5.0247</text:p>
          </table:table-cell>
        </table:table-row>
        <table:table-row table:style-name="ro1">
          <table:table-cell office:value-type="float" office:value="-70.5625" calcext:value-type="float">
            <text:p>-70.5625</text:p>
          </table:table-cell>
          <table:table-cell office:value-type="float" office:value="3.7543" calcext:value-type="float">
            <text:p>3.7543</text:p>
          </table:table-cell>
          <table:table-cell/>
          <table:table-cell office:value-type="float" office:value="-90.5958" calcext:value-type="float">
            <text:p>-90.5958</text:p>
          </table:table-cell>
          <table:table-cell office:value-type="float" office:value="3.6845" calcext:value-type="float">
            <text:p>3.6845</text:p>
          </table:table-cell>
        </table:table-row>
        <table:table-row table:style-name="ro1">
          <table:table-cell office:value-type="float" office:value="-67.8541" calcext:value-type="float">
            <text:p>-67.8541</text:p>
          </table:table-cell>
          <table:table-cell office:value-type="float" office:value="3.2543" calcext:value-type="float">
            <text:p>3.2543</text:p>
          </table:table-cell>
          <table:table-cell/>
          <table:table-cell office:value-type="float" office:value="-88.1442" calcext:value-type="float">
            <text:p>-88.1442</text:p>
          </table:table-cell>
          <table:table-cell office:value-type="float" office:value="6.0387" calcext:value-type="float">
            <text:p>6.0387</text:p>
          </table:table-cell>
        </table:table-row>
        <table:table-row table:style-name="ro1">
          <table:table-cell office:value-type="float" office:value="-66.6982" calcext:value-type="float">
            <text:p>-66.6982</text:p>
          </table:table-cell>
          <table:table-cell office:value-type="float" office:value="5.8452" calcext:value-type="float">
            <text:p>5.8452</text:p>
          </table:table-cell>
          <table:table-cell/>
          <table:table-cell office:value-type="float" office:value="-88.7057" calcext:value-type="float">
            <text:p>-88.7057</text:p>
          </table:table-cell>
          <table:table-cell office:value-type="float" office:value="5.2634" calcext:value-type="float">
            <text:p>5.2634</text:p>
          </table:table-cell>
        </table:table-row>
        <table:table-row table:style-name="ro1">
          <table:table-cell office:value-type="float" office:value="-74.4396" calcext:value-type="float">
            <text:p>-74.4396</text:p>
          </table:table-cell>
          <table:table-cell office:value-type="float" office:value="4.4911" calcext:value-type="float">
            <text:p>4.4911</text:p>
          </table:table-cell>
          <table:table-cell/>
          <table:table-cell office:value-type="float" office:value="-87.9345" calcext:value-type="float">
            <text:p>-87.9345</text:p>
          </table:table-cell>
          <table:table-cell office:value-type="float" office:value="4.3174" calcext:value-type="float">
            <text:p>4.3174</text:p>
          </table:table-cell>
        </table:table-row>
        <table:table-row table:style-name="ro1">
          <table:table-cell office:value-type="float" office:value="-72.7258" calcext:value-type="float">
            <text:p>-72.7258</text:p>
          </table:table-cell>
          <table:table-cell office:value-type="float" office:value="3.6699" calcext:value-type="float">
            <text:p>3.6699</text:p>
          </table:table-cell>
          <table:table-cell/>
          <table:table-cell office:value-type="float" office:value="-89.2219" calcext:value-type="float">
            <text:p>-89.2219</text:p>
          </table:table-cell>
          <table:table-cell office:value-type="float" office:value="5.3023" calcext:value-type="float">
            <text:p>5.3023</text:p>
          </table:table-cell>
        </table:table-row>
        <table:table-row table:style-name="ro1">
          <table:table-cell office:value-type="float" office:value="-66.8235" calcext:value-type="float">
            <text:p>-66.8235</text:p>
          </table:table-cell>
          <table:table-cell office:value-type="float" office:value="3.1624" calcext:value-type="float">
            <text:p>3.1624</text:p>
          </table:table-cell>
          <table:table-cell/>
          <table:table-cell office:value-type="float" office:value="-88.4283" calcext:value-type="float">
            <text:p>-88.4283</text:p>
          </table:table-cell>
          <table:table-cell office:value-type="float" office:value="4.1331" calcext:value-type="float">
            <text:p>4.1331</text:p>
          </table:table-cell>
        </table:table-row>
        <table:table-row table:style-name="ro1">
          <table:table-cell office:value-type="float" office:value="-63.602" calcext:value-type="float">
            <text:p>-63.602</text:p>
          </table:table-cell>
          <table:table-cell office:value-type="float" office:value="1.3382" calcext:value-type="float">
            <text:p>1.3382</text:p>
          </table:table-cell>
          <table:table-cell/>
          <table:table-cell office:value-type="float" office:value="-83.7532" calcext:value-type="float">
            <text:p>-83.7532</text:p>
          </table:table-cell>
          <table:table-cell office:value-type="float" office:value="3.7832" calcext:value-type="float">
            <text:p>3.7832</text:p>
          </table:table-cell>
        </table:table-row>
        <table:table-row table:style-name="ro1">
          <table:table-cell office:value-type="float" office:value="-67.638" calcext:value-type="float">
            <text:p>-67.638</text:p>
          </table:table-cell>
          <table:table-cell office:value-type="float" office:value="2.8228" calcext:value-type="float">
            <text:p>2.8228</text:p>
          </table:table-cell>
          <table:table-cell/>
          <table:table-cell office:value-type="float" office:value="-89.5628" calcext:value-type="float">
            <text:p>-89.5628</text:p>
          </table:table-cell>
          <table:table-cell office:value-type="float" office:value="4.0766" calcext:value-type="float">
            <text:p>4.0766</text:p>
          </table:table-cell>
        </table:table-row>
        <table:table-row table:style-name="ro1">
          <table:table-cell office:value-type="float" office:value="-69.0273" calcext:value-type="float">
            <text:p>-69.0273</text:p>
          </table:table-cell>
          <table:table-cell office:value-type="float" office:value="1.8105" calcext:value-type="float">
            <text:p>1.8105</text:p>
          </table:table-cell>
          <table:table-cell/>
          <table:table-cell office:value-type="float" office:value="-86.9452" calcext:value-type="float">
            <text:p>-86.9452</text:p>
          </table:table-cell>
          <table:table-cell office:value-type="float" office:value="5.4885" calcext:value-type="float">
            <text:p>5.4885</text:p>
          </table:table-cell>
        </table:table-row>
        <table:table-row table:style-name="ro1">
          <table:table-cell office:value-type="float" office:value="-63.3667" calcext:value-type="float">
            <text:p>-63.3667</text:p>
          </table:table-cell>
          <table:table-cell office:value-type="float" office:value="4.8305" calcext:value-type="float">
            <text:p>4.8305</text:p>
          </table:table-cell>
          <table:table-cell/>
          <table:table-cell office:value-type="float" office:value="-84.0837" calcext:value-type="float">
            <text:p>-84.0837</text:p>
          </table:table-cell>
          <table:table-cell office:value-type="float" office:value="5.2761" calcext:value-type="float">
            <text:p>5.2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6:10:44.842824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2:45:33.549300011</meta:creation-date>
    <dc:date>2017-02-27T17:06:51.746066374</dc:date>
    <meta:editing-duration>PT55M18S</meta:editing-duration>
    <meta:editing-cycles>5</meta:editing-cycles>
    <meta:generator>LibreOffice/5.1.6.2$Linux_X86_64 LibreOffice_project/10m0$Build-2</meta:generator>
    <meta:document-statistic meta:table-count="1" meta:cell-count="3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maximum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B5:Sheet1.B19" chart:error-lower-range="Sheet1.B5:Sheet1.B1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B5:Sheet1.B19" chart:error-lower-range="Sheet1.B5:Sheet1.B19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E5:Sheet1.E19" chart:error-lower-range="Sheet1.E5:Sheet1.E19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5:Sheet1.E19" chart:error-lower-range="Sheet1.E5:Sheet1.E19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2.66cm" svg:y="3.946cm" style:legend-expansion="high" chart:style-name="ch2"/>
        <chart:plot-area chart:style-name="ch3" table:cell-range-address="Sheet1.A5:Sheet1.A19 Sheet1.D5:Sheet1.D19" chart:data-source-has-labels="row" svg:x="1.342cm" svg:y="0.18cm" svg:width="10.998cm" svg:height="8.646cm">
          <chartooo:coordinate-region svg:x="2.33cm" svg:y="0.384cm" svg:width="9.806cm" svg:height="8.239cm"/>
          <chart:axis chart:dimension="x" chart:name="primary-x" chart:style-name="ch4"/>
          <chart:axis chart:dimension="y" chart:name="primary-y" chart:style-name="ch5">
            <chart:title svg:x="0.451cm" svg:y="5.348cm" chart:style-name="ch6">
              <text:p>RSSI dBm</text:p>
            </chart:title>
            <chart:grid chart:style-name="ch7" chart:class="major"/>
          </chart:axis>
          <chart:series chart:style-name="ch8" chart:values-cell-range-address="Sheet1.A5:Sheet1.A19" loext:label-string="&quot;BLE4.0 antenna&quot;" chart:class="chart:scatter">
            <chart:error-indicator chart:style-name="ch9" chart:dimension="y"/>
            <chart:data-point chart:repeated="15"/>
          </chart:series>
          <chart:series chart:style-name="ch10" chart:values-cell-range-address="Sheet1.D5:Sheet1.D19" loext:label-string="smartphone" chart:class="chart:scatter">
            <chart:error-indicator chart:style-name="ch11" chart:dimension="y"/>
            <chart:data-point/>
            <chart:data-point chart:style-name="ch12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4.0 antenna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smartphon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5.2009">
                <text:p>-65.2009</text:p>
                <draw:g>
                  <svg:desc>Sheet1.A5:Sheet1.A19</svg:desc>
                </draw:g>
              </table:table-cell>
              <table:table-cell office:value-type="float" office:value="2.8862">
                <text:p>2.8862</text:p>
                <draw:g>
                  <svg:desc>Sheet1.B5:Sheet1.B19</svg:desc>
                </draw:g>
              </table:table-cell>
              <table:table-cell office:value-type="float" office:value="2.8862">
                <text:p>2.8862</text:p>
                <draw:g>
                  <svg:desc>Sheet1.B5:Sheet1.B19</svg:desc>
                </draw:g>
              </table:table-cell>
              <table:table-cell office:value-type="float" office:value="-87.4774">
                <text:p>-87.4774</text:p>
                <draw:g>
                  <svg:desc>Sheet1.D5:Sheet1.D19</svg:desc>
                </draw:g>
              </table:table-cell>
              <table:table-cell office:value-type="float" office:value="3.6035">
                <text:p>3.6035</text:p>
                <draw:g>
                  <svg:desc>Sheet1.E5:Sheet1.E19</svg:desc>
                </draw:g>
              </table:table-cell>
              <table:table-cell office:value-type="float" office:value="3.6035">
                <text:p>3.6035</text:p>
                <draw:g>
                  <svg:desc>Sheet1.E5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0.1531">
                <text:p>-60.1531</text:p>
              </table:table-cell>
              <table:table-cell office:value-type="float" office:value="0.763">
                <text:p>0.763</text:p>
              </table:table-cell>
              <table:table-cell office:value-type="float" office:value="0.763">
                <text:p>0.763</text:p>
              </table:table-cell>
              <table:table-cell office:value-type="float" office:value="-87.9645">
                <text:p>-87.9645</text:p>
              </table:table-cell>
              <table:table-cell office:value-type="float" office:value="3.6759">
                <text:p>3.6759</text:p>
              </table:table-cell>
              <table:table-cell office:value-type="float" office:value="3.6759">
                <text:p>3.6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8.6456">
                <text:p>-68.6456</text:p>
              </table:table-cell>
              <table:table-cell office:value-type="float" office:value="1.8911">
                <text:p>1.8911</text:p>
              </table:table-cell>
              <table:table-cell office:value-type="float" office:value="1.8911">
                <text:p>1.8911</text:p>
              </table:table-cell>
              <table:table-cell office:value-type="float" office:value="-85.6489">
                <text:p>-85.6489</text:p>
              </table:table-cell>
              <table:table-cell office:value-type="float" office:value="3.3566">
                <text:p>3.3566</text:p>
              </table:table-cell>
              <table:table-cell office:value-type="float" office:value="3.3566">
                <text:p>3.3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5.5546">
                <text:p>-65.5546</text:p>
              </table:table-cell>
              <table:table-cell office:value-type="float" office:value="3.0911">
                <text:p>3.0911</text:p>
              </table:table-cell>
              <table:table-cell office:value-type="float" office:value="3.0911">
                <text:p>3.0911</text:p>
              </table:table-cell>
              <table:table-cell office:value-type="float" office:value="-88.06">
                <text:p>-88.06</text:p>
              </table:table-cell>
              <table:table-cell office:value-type="float" office:value="4.8494">
                <text:p>4.8494</text:p>
              </table:table-cell>
              <table:table-cell office:value-type="float" office:value="4.8494">
                <text:p>4.8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6.7759">
                <text:p>-66.7759</text:p>
              </table:table-cell>
              <table:table-cell office:value-type="float" office:value="2.9206">
                <text:p>2.9206</text:p>
              </table:table-cell>
              <table:table-cell office:value-type="float" office:value="2.9206">
                <text:p>2.9206</text:p>
              </table:table-cell>
              <table:table-cell office:value-type="float" office:value="-85.8209">
                <text:p>-85.8209</text:p>
              </table:table-cell>
              <table:table-cell office:value-type="float" office:value="4.3504">
                <text:p>4.3504</text:p>
              </table:table-cell>
              <table:table-cell office:value-type="float" office:value="4.3504">
                <text:p>4.3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9.2188">
                <text:p>-69.2188</text:p>
              </table:table-cell>
              <table:table-cell office:value-type="float" office:value="4.375">
                <text:p>4.375</text:p>
              </table:table-cell>
              <table:table-cell office:value-type="float" office:value="4.375">
                <text:p>4.375</text:p>
              </table:table-cell>
              <table:table-cell office:value-type="float" office:value="-86.6712">
                <text:p>-86.6712</text:p>
              </table:table-cell>
              <table:table-cell office:value-type="float" office:value="3.4571">
                <text:p>3.4571</text:p>
              </table:table-cell>
              <table:table-cell office:value-type="float" office:value="3.4571">
                <text:p>3.4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7.2532">
                <text:p>-67.2532</text:p>
              </table:table-cell>
              <table:table-cell office:value-type="float" office:value="1.6401">
                <text:p>1.6401</text:p>
              </table:table-cell>
              <table:table-cell office:value-type="float" office:value="1.6401">
                <text:p>1.6401</text:p>
              </table:table-cell>
              <table:table-cell office:value-type="float" office:value="-82.8852">
                <text:p>-82.8852</text:p>
              </table:table-cell>
              <table:table-cell office:value-type="float" office:value="5.0119">
                <text:p>5.0119</text:p>
              </table:table-cell>
              <table:table-cell office:value-type="float" office:value="5.0119">
                <text:p>5.0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6.9009">
                <text:p>-56.9009</text:p>
              </table:table-cell>
              <table:table-cell office:value-type="float" office:value="2.6103">
                <text:p>2.6103</text:p>
              </table:table-cell>
              <table:table-cell office:value-type="float" office:value="2.6103">
                <text:p>2.6103</text:p>
              </table:table-cell>
              <table:table-cell office:value-type="float" office:value="-84.4103">
                <text:p>-84.4103</text:p>
              </table:table-cell>
              <table:table-cell office:value-type="float" office:value="4.4105">
                <text:p>4.4105</text:p>
              </table:table-cell>
              <table:table-cell office:value-type="float" office:value="4.4105">
                <text:p>4.4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6.1884">
                <text:p>-66.1884</text:p>
              </table:table-cell>
              <table:table-cell office:value-type="float" office:value="1.8534">
                <text:p>1.8534</text:p>
              </table:table-cell>
              <table:table-cell office:value-type="float" office:value="1.8534">
                <text:p>1.8534</text:p>
              </table:table-cell>
              <table:table-cell office:value-type="float" office:value="-84.7666">
                <text:p>-84.7666</text:p>
              </table:table-cell>
              <table:table-cell office:value-type="float" office:value="4.5074">
                <text:p>4.5074</text:p>
              </table:table-cell>
              <table:table-cell office:value-type="float" office:value="4.5074">
                <text:p>4.5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8129">
                <text:p>-63.8129</text:p>
              </table:table-cell>
              <table:table-cell office:value-type="float" office:value="3.1351">
                <text:p>3.1351</text:p>
              </table:table-cell>
              <table:table-cell office:value-type="float" office:value="3.1351">
                <text:p>3.1351</text:p>
              </table:table-cell>
              <table:table-cell office:value-type="float" office:value="-82.7664">
                <text:p>-82.7664</text:p>
              </table:table-cell>
              <table:table-cell office:value-type="float" office:value="3.476">
                <text:p>3.476</text:p>
              </table:table-cell>
              <table:table-cell office:value-type="float" office:value="3.476">
                <text:p>3.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8.3937">
                <text:p>-58.3937</text:p>
              </table:table-cell>
              <table:table-cell office:value-type="float" office:value="1.5207">
                <text:p>1.5207</text:p>
              </table:table-cell>
              <table:table-cell office:value-type="float" office:value="1.5207">
                <text:p>1.5207</text:p>
              </table:table-cell>
              <table:table-cell office:value-type="float" office:value="-82.8482">
                <text:p>-82.8482</text:p>
              </table:table-cell>
              <table:table-cell office:value-type="float" office:value="4.7196">
                <text:p>4.7196</text:p>
              </table:table-cell>
              <table:table-cell office:value-type="float" office:value="4.7196">
                <text:p>4.7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4.7861">
                <text:p>-64.7861</text:p>
              </table:table-cell>
              <table:table-cell office:value-type="float" office:value="3.947">
                <text:p>3.947</text:p>
              </table:table-cell>
              <table:table-cell office:value-type="float" office:value="3.947">
                <text:p>3.947</text:p>
              </table:table-cell>
              <table:table-cell office:value-type="float" office:value="-81.6846">
                <text:p>-81.6846</text:p>
              </table:table-cell>
              <table:table-cell office:value-type="float" office:value="2.9962">
                <text:p>2.9962</text:p>
              </table:table-cell>
              <table:table-cell office:value-type="float" office:value="2.9962">
                <text:p>2.9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7.7738">
                <text:p>-57.7738</text:p>
              </table:table-cell>
              <table:table-cell office:value-type="float" office:value="0.8704">
                <text:p>0.8704</text:p>
              </table:table-cell>
              <table:table-cell office:value-type="float" office:value="0.8704">
                <text:p>0.8704</text:p>
              </table:table-cell>
              <table:table-cell office:value-type="float" office:value="-80.2918">
                <text:p>-80.2918</text:p>
              </table:table-cell>
              <table:table-cell office:value-type="float" office:value="4.775">
                <text:p>4.775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8.4409">
                <text:p>-58.4409</text:p>
              </table:table-cell>
              <table:table-cell office:value-type="float" office:value="3.5088">
                <text:p>3.5088</text:p>
              </table:table-cell>
              <table:table-cell office:value-type="float" office:value="3.5088">
                <text:p>3.5088</text:p>
              </table:table-cell>
              <table:table-cell office:value-type="float" office:value="-81.252">
                <text:p>-81.252</text:p>
              </table:table-cell>
              <table:table-cell office:value-type="float" office:value="5.6751">
                <text:p>5.6751</text:p>
              </table:table-cell>
              <table:table-cell office:value-type="float" office:value="5.6751">
                <text:p>5.67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4.1852">
                <text:p>-64.1852</text:p>
              </table:table-cell>
              <table:table-cell office:value-type="float" office:value="4.61">
                <text:p>4.61</text:p>
              </table:table-cell>
              <table:table-cell office:value-type="float" office:value="4.61">
                <text:p>4.61</text:p>
              </table:table-cell>
              <table:table-cell office:value-type="float" office:value="-83.4222">
                <text:p>-83.4222</text:p>
              </table:table-cell>
              <table:table-cell office:value-type="float" office:value="3.9392">
                <text:p>3.9392</text:p>
              </table:table-cell>
              <table:table-cell office:value-type="float" office:value="3.9392">
                <text:p>3.9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maximum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B42:Sheet1.B56" chart:error-lower-range="Sheet1.B42:Sheet1.B5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B42:Sheet1.B56" chart:error-lower-range="Sheet1.B42:Sheet1.B56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E42:Sheet1.E56" chart:error-lower-range="Sheet1.E42:Sheet1.E56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42:Sheet1.E56" chart:error-lower-range="Sheet1.E42:Sheet1.E56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2.66cm" svg:y="3.945cm" style:legend-expansion="high" chart:style-name="ch2"/>
        <chart:plot-area chart:style-name="ch3" table:cell-range-address="Sheet1.A42:Sheet1.A56 Sheet1.D42:Sheet1.D56" chart:data-source-has-labels="row" svg:x="1.341cm" svg:y="0.126cm" svg:width="11.658cm" svg:height="8.644cm">
          <chartooo:coordinate-region svg:x="2.329cm" svg:y="0.33cm" svg:width="10.465cm" svg:height="8.237cm"/>
          <chart:axis chart:dimension="x" chart:name="primary-x" chart:style-name="ch4"/>
          <chart:axis chart:dimension="y" chart:name="primary-y" chart:style-name="ch5">
            <chart:title svg:x="0.45cm" svg:y="5.293cm" chart:style-name="ch6">
              <text:p>RSSI dBm</text:p>
            </chart:title>
            <chart:grid chart:style-name="ch7" chart:class="major"/>
          </chart:axis>
          <chart:series chart:style-name="ch8" chart:values-cell-range-address="Sheet1.A42:Sheet1.A56" loext:label-string="&quot;BLE4.0 antenna&quot;" chart:class="chart:scatter">
            <chart:error-indicator chart:style-name="ch9" chart:dimension="y"/>
            <chart:data-point chart:repeated="15"/>
          </chart:series>
          <chart:series chart:style-name="ch10" chart:values-cell-range-address="Sheet1.D42:Sheet1.D56" loext:label-string="smartphone" chart:class="chart:scatter">
            <chart:error-indicator chart:style-name="ch11" chart:dimension="y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4.0 antenna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smartphon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2.7757">
                <text:p>-72.7757</text:p>
                <draw:g>
                  <svg:desc>Sheet1.A42:Sheet1.A56</svg:desc>
                </draw:g>
              </table:table-cell>
              <table:table-cell office:value-type="float" office:value="3.9357">
                <text:p>3.9357</text:p>
                <draw:g>
                  <svg:desc>Sheet1.B42:Sheet1.B56</svg:desc>
                </draw:g>
              </table:table-cell>
              <table:table-cell office:value-type="float" office:value="3.9357">
                <text:p>3.9357</text:p>
                <draw:g>
                  <svg:desc>Sheet1.B42:Sheet1.B56</svg:desc>
                </draw:g>
              </table:table-cell>
              <table:table-cell office:value-type="float" office:value="-83.8717">
                <text:p>-83.8717</text:p>
                <draw:g>
                  <svg:desc>Sheet1.D42:Sheet1.D56</svg:desc>
                </draw:g>
              </table:table-cell>
              <table:table-cell office:value-type="float" office:value="3.9482">
                <text:p>3.9482</text:p>
                <draw:g>
                  <svg:desc>Sheet1.E42:Sheet1.E56</svg:desc>
                </draw:g>
              </table:table-cell>
              <table:table-cell office:value-type="float" office:value="3.9482">
                <text:p>3.9482</text:p>
                <draw:g>
                  <svg:desc>Sheet1.E42:Sheet1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756">
                <text:p>-74.756</text:p>
              </table:table-cell>
              <table:table-cell office:value-type="float" office:value="5.7507">
                <text:p>5.7507</text:p>
              </table:table-cell>
              <table:table-cell office:value-type="float" office:value="5.7507">
                <text:p>5.7507</text:p>
              </table:table-cell>
              <table:table-cell office:value-type="float" office:value="-82.8257">
                <text:p>-82.8257</text:p>
              </table:table-cell>
              <table:table-cell office:value-type="float" office:value="3.7818">
                <text:p>3.7818</text:p>
              </table:table-cell>
              <table:table-cell office:value-type="float" office:value="3.7818">
                <text:p>3.7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5.8107">
                <text:p>-75.8107</text:p>
              </table:table-cell>
              <table:table-cell office:value-type="float" office:value="3.9802">
                <text:p>3.9802</text:p>
              </table:table-cell>
              <table:table-cell office:value-type="float" office:value="3.9802">
                <text:p>3.9802</text:p>
              </table:table-cell>
              <table:table-cell office:value-type="float" office:value="-84.2187">
                <text:p>-84.2187</text:p>
              </table:table-cell>
              <table:table-cell office:value-type="float" office:value="3.5695">
                <text:p>3.5695</text:p>
              </table:table-cell>
              <table:table-cell office:value-type="float" office:value="3.5695">
                <text:p>3.5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1.7162">
                <text:p>-71.7162</text:p>
              </table:table-cell>
              <table:table-cell office:value-type="float" office:value="3.0826">
                <text:p>3.0826</text:p>
              </table:table-cell>
              <table:table-cell office:value-type="float" office:value="3.0826">
                <text:p>3.0826</text:p>
              </table:table-cell>
              <table:table-cell office:value-type="float" office:value="-81.3267">
                <text:p>-81.3267</text:p>
              </table:table-cell>
              <table:table-cell office:value-type="float" office:value="4.2133">
                <text:p>4.2133</text:p>
              </table:table-cell>
              <table:table-cell office:value-type="float" office:value="4.2133">
                <text:p>4.2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9.6034">
                <text:p>-69.6034</text:p>
              </table:table-cell>
              <table:table-cell office:value-type="float" office:value="1.6164">
                <text:p>1.6164</text:p>
              </table:table-cell>
              <table:table-cell office:value-type="float" office:value="1.6164">
                <text:p>1.6164</text:p>
              </table:table-cell>
              <table:table-cell office:value-type="float" office:value="-81.5719">
                <text:p>-81.5719</text:p>
              </table:table-cell>
              <table:table-cell office:value-type="float" office:value="4.6409">
                <text:p>4.6409</text:p>
              </table:table-cell>
              <table:table-cell office:value-type="float" office:value="4.6409">
                <text:p>4.6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1.683">
                <text:p>-71.683</text:p>
              </table:table-cell>
              <table:table-cell office:value-type="float" office:value="2.4554">
                <text:p>2.4554</text:p>
              </table:table-cell>
              <table:table-cell office:value-type="float" office:value="2.4554">
                <text:p>2.4554</text:p>
              </table:table-cell>
              <table:table-cell office:value-type="float" office:value="-83.5713">
                <text:p>-83.5713</text:p>
              </table:table-cell>
              <table:table-cell office:value-type="float" office:value="4.7964">
                <text:p>4.7964</text:p>
              </table:table-cell>
              <table:table-cell office:value-type="float" office:value="4.7964">
                <text:p>4.7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4.2403">
                <text:p>-54.2403</text:p>
              </table:table-cell>
              <table:table-cell office:value-type="float" office:value="1.5682">
                <text:p>1.5682</text:p>
              </table:table-cell>
              <table:table-cell office:value-type="float" office:value="1.5682">
                <text:p>1.5682</text:p>
              </table:table-cell>
              <table:table-cell office:value-type="float" office:value="-71.8333">
                <text:p>-71.8333</text:p>
              </table:table-cell>
              <table:table-cell office:value-type="float" office:value="3.3594">
                <text:p>3.3594</text:p>
              </table:table-cell>
              <table:table-cell office:value-type="float" office:value="3.3594">
                <text:p>3.3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6.527">
                <text:p>-66.527</text:p>
              </table:table-cell>
              <table:table-cell office:value-type="float" office:value="1.8463">
                <text:p>1.8463</text:p>
              </table:table-cell>
              <table:table-cell office:value-type="float" office:value="1.8463">
                <text:p>1.8463</text:p>
              </table:table-cell>
              <table:table-cell office:value-type="float" office:value="-80.3648">
                <text:p>-80.3648</text:p>
              </table:table-cell>
              <table:table-cell office:value-type="float" office:value="4.7344">
                <text:p>4.7344</text:p>
              </table:table-cell>
              <table:table-cell office:value-type="float" office:value="4.7344">
                <text:p>4.7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8.4831">
                <text:p>-68.4831</text:p>
              </table:table-cell>
              <table:table-cell office:value-type="float" office:value="2.1129">
                <text:p>2.1129</text:p>
              </table:table-cell>
              <table:table-cell office:value-type="float" office:value="2.1129">
                <text:p>2.1129</text:p>
              </table:table-cell>
              <table:table-cell office:value-type="float" office:value="-83.6256">
                <text:p>-83.6256</text:p>
              </table:table-cell>
              <table:table-cell office:value-type="float" office:value="3.9323">
                <text:p>3.9323</text:p>
              </table:table-cell>
              <table:table-cell office:value-type="float" office:value="3.9323">
                <text:p>3.9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0.4742">
                <text:p>-70.4742</text:p>
              </table:table-cell>
              <table:table-cell office:value-type="float" office:value="3.9843">
                <text:p>3.9843</text:p>
              </table:table-cell>
              <table:table-cell office:value-type="float" office:value="3.9843">
                <text:p>3.9843</text:p>
              </table:table-cell>
              <table:table-cell office:value-type="float" office:value="-81.9694">
                <text:p>-81.9694</text:p>
              </table:table-cell>
              <table:table-cell office:value-type="float" office:value="4.1562">
                <text:p>4.1562</text:p>
              </table:table-cell>
              <table:table-cell office:value-type="float" office:value="4.1562">
                <text:p>4.1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8.4525">
                <text:p>-68.4525</text:p>
              </table:table-cell>
              <table:table-cell office:value-type="float" office:value="4.8714">
                <text:p>4.8714</text:p>
              </table:table-cell>
              <table:table-cell office:value-type="float" office:value="4.8714">
                <text:p>4.8714</text:p>
              </table:table-cell>
              <table:table-cell office:value-type="float" office:value="-83.1694">
                <text:p>-83.1694</text:p>
              </table:table-cell>
              <table:table-cell office:value-type="float" office:value="4.5209">
                <text:p>4.5209</text:p>
              </table:table-cell>
              <table:table-cell office:value-type="float" office:value="4.5209">
                <text:p>4.52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5.5025">
                <text:p>-75.5025</text:p>
              </table:table-cell>
              <table:table-cell office:value-type="float" office:value="1.8279">
                <text:p>1.8279</text:p>
              </table:table-cell>
              <table:table-cell office:value-type="float" office:value="1.8279">
                <text:p>1.8279</text:p>
              </table:table-cell>
              <table:table-cell office:value-type="float" office:value="-84.733">
                <text:p>-84.733</text:p>
              </table:table-cell>
              <table:table-cell office:value-type="float" office:value="3.2188">
                <text:p>3.2188</text:p>
              </table:table-cell>
              <table:table-cell office:value-type="float" office:value="3.2188">
                <text:p>3.2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6.9095">
                <text:p>-76.9095</text:p>
              </table:table-cell>
              <table:table-cell office:value-type="float" office:value="4.1353">
                <text:p>4.1353</text:p>
              </table:table-cell>
              <table:table-cell office:value-type="float" office:value="4.1353">
                <text:p>4.1353</text:p>
              </table:table-cell>
              <table:table-cell office:value-type="float" office:value="-86.4345">
                <text:p>-86.4345</text:p>
              </table:table-cell>
              <table:table-cell office:value-type="float" office:value="5.4749">
                <text:p>5.4749</text:p>
              </table:table-cell>
              <table:table-cell office:value-type="float" office:value="5.4749">
                <text:p>5.4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1.9864">
                <text:p>-71.9864</text:p>
              </table:table-cell>
              <table:table-cell office:value-type="float" office:value="3.3248">
                <text:p>3.3248</text:p>
              </table:table-cell>
              <table:table-cell office:value-type="float" office:value="3.3248">
                <text:p>3.3248</text:p>
              </table:table-cell>
              <table:table-cell office:value-type="float" office:value="-86.5495">
                <text:p>-86.5495</text:p>
              </table:table-cell>
              <table:table-cell office:value-type="float" office:value="4.4868">
                <text:p>4.4868</text:p>
              </table:table-cell>
              <table:table-cell office:value-type="float" office:value="4.4868">
                <text:p>4.4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4.4259">
                <text:p>-74.4259</text:p>
              </table:table-cell>
              <table:table-cell office:value-type="float" office:value="3.2332">
                <text:p>3.2332</text:p>
              </table:table-cell>
              <table:table-cell office:value-type="float" office:value="3.2332">
                <text:p>3.2332</text:p>
              </table:table-cell>
              <table:table-cell office:value-type="float" office:value="-86.0104">
                <text:p>-86.0104</text:p>
              </table:table-cell>
              <table:table-cell office:value-type="float" office:value="3.5698">
                <text:p>3.5698</text:p>
              </table:table-cell>
              <table:table-cell office:value-type="float" office:value="3.5698">
                <text:p>3.56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